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tep 1: Install Python</text:span></text:p>
      <text:p text:style-name="Text_20_body">1.1. Go to the Python homepage: <text:a xlink:type="simple" xlink:href="https://www.python.org/" office:target-frame-name="_new" xlink:show="replace" text:style-name="Internet_20_link" text:visited-style-name="Visited_20_Internet_20_Link">https://www.python.org/</text:a>.</text:p>
      <text:p text:style-name="Text_20_body">1.2. Click on the "Downloads" tab.</text:p>
      <text:p text:style-name="Text_20_body">1.3. Click the "View the full list of Python downloads" link.</text:p>
      <text:p text:style-name="Text_20_body">1.4. Scroll down to find Python 3.7 to 3.10 (avoid 3.11) and select the version that suits your needs.</text:p>
      <text:p text:style-name="Text_20_body">1.5. Scroll further down, choose the Windows installer (64-bit), and download the installer.</text:p>
      <text:p text:style-name="Text_20_body">1.6. After downloading, locate the installer in your Downloads folder and run it.</text:p>
      <text:p text:style-name="Text_20_body">1.7. In the Python installer, ensure that the checkbox "Add python.exe to path" is selected.</text:p>
      <text:p text:style-name="Text_20_body">1.8. Click "Install Now" and let the installation complete.</text:p>
      <text:p text:style-name="Text_20_body">1.9. To verify the installation, open the command prompt and type <text:span text:style-name="Source_20_Text">python -V</text:span>. This should display the installed Python version.</text:p>
      <text:p text:style-name="Text_20_body"><text:span text:style-name="Strong_20_Emphasis">Step 2: Install PyTorch</text:span></text:p>
      <text:p text:style-name="Text_20_body">2.1. Visit the PyTorch homepage: <text:a xlink:type="simple" xlink:href="https://pytorch.org/" office:target-frame-name="_new" xlink:show="replace" text:style-name="Internet_20_link" text:visited-style-name="Visited_20_Internet_20_Link">https://pytorch.org/</text:a>.</text:p>
      <text:p text:style-name="Text_20_body">2.2. Scroll down to the "Start Locally" section.</text:p>
      <text:p text:style-name="Text_20_body">2.3. Choose the current stable version and your operating system (e.g., Windows).</text:p>
      <text:p text:style-name="Text_20_body">2.4. Select the package type as PIP.</text:p>
      <text:p text:style-name="Text_20_body">2.5. Copy the provided command.</text:p>
      <text:p text:style-name="Text_20_body">2.6. Open PowerShell as an administrator by right-clicking and choosing "Run as administrator."</text:p>
      <text:p text:style-name="Text_20_body">2.7. Paste the copied command and press Enter to install PyTorch.</text:p>
      <text:p text:style-name="Text_20_body"><text:span text:style-name="Strong_20_Emphasis">Step 3: Install Chocolatey</text:span></text:p>
      <text:p text:style-name="Text_20_body">3.1. Go to the Chocolatey homepage: <text:a xlink:type="simple" xlink:href="https://chocolatey.org/" office:target-frame-name="_new" xlink:show="replace" text:style-name="Internet_20_link" text:visited-style-name="Visited_20_Internet_20_Link">https://chocolatey.org/</text:a>.</text:p>
      <text:p text:style-name="Text_20_body">3.2. Click on the "Install" button.</text:p>
      <text:p text:style-name="Text_20_body">3.3. Select the "Individual" option.</text:p>
      <text:p text:style-name="Text_20_body">3.4. Copy the displayed command.</text:p>
      <text:p text:style-name="Text_20_body">3.5. Open PowerShell as an administrator.</text:p>
      <text:p text:style-name="Text_20_body">3.6. Paste the copied command and press Enter to install Chocolatey.</text:p>
      <text:p text:style-name="Text_20_body"><text:span text:style-name="Strong_20_Emphasis">Step 4: Install FFMPEG</text:span></text:p>
      <text:p text:style-name="Text_20_body">4.1. In PowerShell, type <text:span text:style-name="Source_20_Text">choco install ffmpeg</text:span> and press Enter.</text:p>
      <text:p text:style-name="Text_20_body">4.2. Confirm the installation when prompted.</text:p>
      <text:p text:style-name="Text_20_body"><text:span text:style-name="Strong_20_Emphasis">Step 5: Install Whisper AI</text:span></text:p>
      <text:p text:style-name="Text_20_body">5.1. Open the command prompt.</text:p>
      <text:p text:style-name="Text_20_body">5.2. Type <text:span text:style-name="Source_20_Text">pip install -U openai-whisper</text:span> and press Enter.</text:p>
      <text:p text:style-name="Text_20_body">5.3. Wait for the installation to complete.</text:p>
      <text:p text:style-name="Text_20_body"><text:span text:style-name="Strong_20_Emphasis">Step 6: Transcribe Audio with Whisper AI</text:span></text:p>
      <text:p text:style-name="Text_20_body">6.1. Navigate to the folder containing your audio files in File Explorer.</text:p>
      <text:p text:style-name="Text_20_body">6.2. In the address bar, type <text:span text:style-name="Source_20_Text">cmd</text:span> and press Enter to open the command prompt in that directory.</text:p>
      <text:p text:style-name="Text_20_body">6.3. To transcribe a single file, type <text:span text:style-name="Source_20_Text">whisper yourfilename.wav</text:span> and press Enter.</text:p>
      <text:p text:style-name="Text_20_body">6.4. To transcribe multiple files, type <text:span text:style-name="Source_20_Text">whisper file1.wav file2.wav</text:span> and press Enter.</text:p>
      <text:p text:style-name="Text_20_body">6.5. Explore additional file formats with transcripts (e.g., JSON, SRT, TXT) generated by Whisper AI.</text:p>
      <text:p text:style-name="Text_20_body"><text:span text:style-name="Strong_20_Emphasis">Step 7: Customize Whisper AI Usage</text:span></text:p>
      <text:p text:style-name="Text_20_body">7.1. Experiment with additional features using various command-line arguments.</text:p>
      <text:p text:style-name="Text_20_body">7.2. Type <text:span text:style-name="Source_20_Text">whisper --help</text:span> to view a list of available arguments and their descriptions.</text:p>
      <text:p text:style-name="Text_20_body"><text:span text:style-name="Strong_20_Emphasis">Step 8: Uninstall Whisper AI</text:span></text:p>
      <text:p text:style-name="Text_20_body">8.1. If you wish to uninstall, open PowerShell as an administrator.</text:p>
      <text:p text:style-name="Text_20_body">8.2. Type <text:span text:style-name="Source_20_Text">choco uninstall openai-whisper</text:span> to uninstall Whisper AI.</text:p>
      <text:p text:style-name="Text_20_body">8.3. Optionally, remove Python, PyTorch, and Chocolatey if desired.</text:p>
      <text:p text:style-name="Text_20_body">Congratulations! You've now installed, used, and customized OpenAI's Whisper AI for transcribing audi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4:13:03.870000000</meta:creation-date>
    <dc:date>2023-10-05T14:13:14.525000000</dc:date>
    <meta:editing-duration>PT12S</meta:editing-duration>
    <meta:editing-cycles>1</meta:editing-cycles>
    <meta:document-statistic meta:table-count="0" meta:image-count="0" meta:object-count="0" meta:page-count="1" meta:paragraph-count="46" meta:word-count="426" meta:character-count="2739" meta:non-whitespace-character-count="2360"/>
    <meta:generator>LibreOffice/7.6.2.1$Windows_X86_64 LibreOffice_project/56f7684011345957bbf33a7ee678afaf4d2ba333</meta:generator>
  </office:meta>
</office:document-meta>
</file>